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18cm" svg:stroke-color="#95c1ce" draw:marker-start-width="0.227cm" draw:marker-end="Arrowheads_20_1" draw:marker-end-width="0.327cm" draw:fill="none" draw:textarea-horizontal-align="justify" draw:textarea-vertical-align="middle" draw:auto-grow-height="true" fo:min-height="0cm" fo:min-width="0cm" fo:padding-top="0.134cm" fo:padding-bottom="0.134cm" fo:padding-left="0.259cm" fo:padding-right="0.259cm"/>
    </style:style>
    <style:style style:name="gr2" style:family="graphic" style:parent-style-name="standard">
      <style:graphic-properties svg:stroke-color="#49565f" draw:fill-color="#036b8b" draw:textarea-horizontal-align="justify" draw:textarea-vertical-align="middle" draw:auto-grow-height="false" fo:min-height="0.435cm" fo:min-width="1.279cm"/>
      <style:paragraph-properties style:writing-mode="lr-tb"/>
    </style:style>
    <style:style style:name="gr3" style:family="graphic" style:parent-style-name="standard">
      <style:graphic-properties svg:stroke-color="#49565f" draw:fill-color="#49565f" draw:textarea-horizontal-align="justify" draw:textarea-vertical-align="middle" draw:auto-grow-height="false" fo:min-height="0.434cm" fo:min-width="1.279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color="#49565f" loext:opacity="100%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4" style:family="paragraph">
      <loext:graphic-properties draw:fill-color="#036b8b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5" style:family="paragraph">
      <loext:graphic-properties draw:fill-color="#49565f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6" style:family="paragraph">
      <style:paragraph-properties fo:text-align="center" style:writing-mode="lr-tb"/>
      <style:text-properties fo:color="#ffffff" loext:opacity="100%"/>
    </style:style>
    <style:style style:name="P7" style:family="paragraph">
      <loext:graphic-properties draw:fill-color="#49565f"/>
      <style:paragraph-properties fo:text-align="center" style:writing-mode="lr-tb"/>
      <style:text-properties fo:color="#ffffff" loext:opacity="100%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color="#49565f" loext:opacity="100%"/>
    </style:style>
    <style:style style:name="T2" style:family="text">
      <style:text-properties fo:color="#ffffff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TSP</text:span></text:p>
          </draw:text-box>
        </draw:frame>
        <draw:custom-shape draw:style-name="gr1" draw:text-style-name="P2" draw:layer="layout" svg:width="23.815cm" svg:height="10.539cm" svg:x="1.905cm" svg:y="4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779cm" svg:height="0.685cm" svg:x="11.791cm" svg:y="8.255cm">
          <text:p text:style-name="P3"><text:span text:style-name="T2">City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779cm" svg:height="0.684cm" svg:x="7.981cm" svg:y="8.89cm">
          <text:p text:style-name="P3"><text:span text:style-name="T2">City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779cm" svg:height="0.684cm" svg:x="9.76cm" svg:y="12.016cm">
          <text:p text:style-name="P3"><text:span text:style-name="T2">City 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7" draw:layer="layout" svg:width="1.779cm" svg:height="0.684cm" svg:x="18.141cm" svg:y="11.381cm">
          <text:p text:style-name="P6"><text:span text:style-name="T2">City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779cm" svg:height="0.684cm" svg:x="13.696cm" svg:y="10.16cm">
          <text:p text:style-name="P3"><text:span text:style-name="T2">City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.779cm" svg:height="0.684cm" svg:x="16.536cm" svg:y="7.82cm">
          <text:p text:style-name="P6"><text:span text:style-name="T2">City 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.779cm" svg:height="0.684cm" svg:x="16.236cm" svg:y="5.666cm">
          <text:p text:style-name="P6"><text:span text:style-name="T2">City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.779cm" svg:height="0.684cm" svg:x="9.886cm" svg:y="6.301cm">
          <text:p text:style-name="P6"><text:span text:style-name="T2">City 8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9T14:25:56.662978652</meta:creation-date>
    <dc:date>2022-09-07T19:38:06.133838105</dc:date>
    <meta:editing-duration>PT9H14M59S</meta:editing-duration>
    <meta:editing-cycles>9</meta:editing-cycles>
    <meta:generator>LibreOffice/7.1.7.2$Linux_X86_64 LibreOffice_project/10$Build-2</meta:generator>
    <meta:document-statistic meta:object-count="33"/>
  </office:meta>
</office:document-meta>
</file>